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01cm" fo:min-width="1.93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6cm" fo:min-width="3.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Times New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4cm" svg:height="1.25cm" svg:x="8cm" svg:y="4.6cm">
          <text:p text:style-name="P1"><text:span text:style-name="T1">Возврат</text:span></text:p>
          <text:p text:style-name="P1"><text:span text:style-name="T1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1" draw:id="id1" draw:layer="layout" svg:width="3.98cm" svg:height="1.5cm" svg:x="8cm" svg:y="2.201cm">
          <text:p text:style-name="P1"><text:span text:style-name="T2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type="line" svg:x1="9.99cm" svg:y1="3.701cm" svg:x2="10cm" svg:y2="4.6cm" draw:start-shape="id1" draw:start-glue-point="6" svg:d="M9990 3701l10 899" svg:viewBox="0 0 11 900">
          <text:p/>
        </draw:connector>
        <draw:connector draw:style-name="gr3" draw:text-style-name="P1" draw:layer="layout" draw:type="line" svg:x1="10cm" svg:y1="5.842cm" svg:x2="10cm" svg:y2="6.7cm" svg:d="M10000 5842v858" svg:viewBox="0 0 1 859">
          <text:p/>
        </draw:connector>
        <draw:custom-shape draw:style-name="gr2" draw:text-style-name="P3" draw:layer="layout" svg:width="3.98cm" svg:height="1.5cm" svg:x="8.02cm" svg:y="6.7cm">
          <text:p text:style-name="P1"><text:span text:style-name="T2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" draw:text-style-name="P1" draw:layer="layout" svg:width="1.999cm" svg:height="0.999cm" svg:x="6.63cm" svg:y="5.8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1.621cm" svg:height="0.528cm" svg:x="9.2cm" svg:y="5.1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7:39:06.320000000</meta:creation-date>
    <dc:date>2018-12-04T18:23:10.783000000</dc:date>
    <meta:editing-duration>PT40M4S</meta:editing-duration>
    <meta:editing-cycles>6</meta:editing-cycles>
    <meta:generator>LibreOffice/6.1.1.2$Windows_X86_64 LibreOffice_project/5d19a1bfa650b796764388cd8b33a5af1f5baa1b</meta:generator>
    <meta:document-statistic meta:object-count="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sup>
          <mi>e</mi>
          <mi>x</mi>
        </msup>
        <mo stretchy="false">−</mo>
        <mn>10</mn>
      </mrow>
      <mi>x</mi>
    </mrow>
    <annotation encoding="StarMath 5.0">e^x - 10x

</annotation>
  </semantics>
</math>
</file>